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64H50M41.037051S" calcext:value-type="time">
            <text:p>1464:50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4H59M08.108S" calcext:value-type="time">
            <text:p>04:59</text:p>
          </table:table-cell>
          <table:table-cell table:style-name="ce3"/>
          <table:table-cell office:value-type="string" calcext:value-type="string">
            <text:p>Scene fade cleanup, dialogue reply scrolling, ladder spawn position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21H21M54.386S" calcext:value-type="time">
            <text:p>21:2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 style:data-style-name="N2" text:time-value="08:00:21.6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6T15:06:05.009000000</dc:date>
    <meta:editing-duration>P65DT6H13M11S</meta:editing-duration>
    <meta:editing-cycles>1721</meta:editing-cycles>
    <meta:generator>LibreOffice/7.2.6.2$Windows_X86_64 LibreOffice_project/b0ec3a565991f7569a5a7f5d24fed7f52653d754</meta:generator>
    <dc:creator>Benjamin Laws</dc:creator>
    <meta:document-statistic meta:table-count="2" meta:cell-count="2059" meta:object-count="0"/>
  </office:meta>
</office:document-meta>
</file>